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Run1 V</text:p>
          </table:table-cell>
          <table:table-cell table:number-columns-repeated="2"/>
          <table:table-cell office:value-type="string" calcext:value-type="string">
            <text:p>Run2 H</text:p>
          </table:table-cell>
          <table:table-cell table:number-columns-repeated="2"/>
          <table:table-cell office:value-type="string" calcext:value-type="string">
            <text:p>Run2 V</text:p>
          </table:table-cell>
          <table:table-cell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-9.7907" calcext:value-type="float">
            <text:p>-9.7907</text:p>
          </table:table-cell>
          <table:table-cell table:formula="of:=[.$B$2]-[.B2]" office:value-type="float" office:value="0" calcext:value-type="float">
            <text:p>0</text:p>
          </table:table-cell>
          <table:table-cell/>
          <table:table-cell office:value-type="float" office:value="-8.4856" calcext:value-type="float">
            <text:p>-8.4856</text:p>
          </table:table-cell>
          <table:table-cell table:formula="of:=[.$E$2]-[.E2]" office:value-type="float" office:value="0" calcext:value-type="float">
            <text:p>0</text:p>
          </table:table-cell>
          <table:table-cell/>
          <table:table-cell office:value-type="float" office:value="-8.6186" calcext:value-type="float">
            <text:p>-8.6186</text:p>
          </table:table-cell>
          <table:table-cell table:formula="of:=[.$H$2]-[.H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+1</text:p>
          </table:table-cell>
          <table:table-cell office:value-type="float" office:value="-9.7888" calcext:value-type="float">
            <text:p>-9.7888</text:p>
          </table:table-cell>
          <table:table-cell table:formula="of:=[.$B$2]-[.B3]" office:value-type="float" office:value="-0.00189999999999912" calcext:value-type="float">
            <text:p>-0.001899999999999</text:p>
          </table:table-cell>
          <table:table-cell/>
          <table:table-cell office:value-type="float" office:value="-8.4827" calcext:value-type="float">
            <text:p>-8.4827</text:p>
          </table:table-cell>
          <table:table-cell table:formula="of:=[.$E$2]-[.E3]" office:value-type="float" office:value="-0.00290000000000035" calcext:value-type="float">
            <text:p>-0.0029</text:p>
          </table:table-cell>
          <table:table-cell/>
          <table:table-cell office:value-type="float" office:value="-8.615" calcext:value-type="float">
            <text:p>-8.615</text:p>
          </table:table-cell>
          <table:table-cell table:formula="of:=[.$H$2]-[.H3]" office:value-type="float" office:value="-0.00360000000000049" calcext:value-type="float">
            <text:p>-0.003600000000001</text:p>
          </table:table-cell>
        </table:table-row>
        <table:table-row table:style-name="ro1">
          <table:table-cell office:value-type="string" calcext:value-type="string">
            <text:p>set10</text:p>
          </table:table-cell>
          <table:table-cell office:value-type="float" office:value="-9.7879" calcext:value-type="float">
            <text:p>-9.7879</text:p>
          </table:table-cell>
          <table:table-cell table:formula="of:=[.$B$2]-[.B4]" office:value-type="float" office:value="-0.0027999999999988" calcext:value-type="float">
            <text:p>-0.002799999999999</text:p>
          </table:table-cell>
          <table:table-cell/>
          <table:table-cell office:value-type="float" office:value="-8.4825" calcext:value-type="float">
            <text:p>-8.4825</text:p>
          </table:table-cell>
          <table:table-cell table:formula="of:=[.$E$2]-[.E4]" office:value-type="float" office:value="-0.00309999999999988" calcext:value-type="float">
            <text:p>-0.0031</text:p>
          </table:table-cell>
          <table:table-cell/>
          <table:table-cell office:value-type="float" office:value="-8.617" calcext:value-type="float">
            <text:p>-8.617</text:p>
          </table:table-cell>
          <table:table-cell table:formula="of:=[.$H$2]-[.H4]" office:value-type="float" office:value="-0.00159999999999982" calcext:value-type="float">
            <text:p>-0.0016</text:p>
          </table:table-cell>
        </table:table-row>
        <table:table-row table:style-name="ro1">
          <table:table-cell office:value-type="string" calcext:value-type="string">
            <text:p>set11</text:p>
          </table:table-cell>
          <table:table-cell office:value-type="float" office:value="-9.7907" calcext:value-type="float">
            <text:p>-9.7907</text:p>
          </table:table-cell>
          <table:table-cell table:formula="of:=[.$B$2]-[.B5]" office:value-type="float" office:value="0" calcext:value-type="float">
            <text:p>0</text:p>
          </table:table-cell>
          <table:table-cell/>
          <table:table-cell office:value-type="float" office:value="-8.4856" calcext:value-type="float">
            <text:p>-8.4856</text:p>
          </table:table-cell>
          <table:table-cell table:formula="of:=[.$E$2]-[.E5]" office:value-type="float" office:value="0" calcext:value-type="float">
            <text:p>0</text:p>
          </table:table-cell>
          <table:table-cell/>
          <table:table-cell office:value-type="float" office:value="-8.6186" calcext:value-type="float">
            <text:p>-8.6186</text:p>
          </table:table-cell>
          <table:table-cell table:formula="of:=[.$H$2]-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12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float" office:value="-8.4659" calcext:value-type="float">
            <text:p>-8.4659</text:p>
          </table:table-cell>
          <table:table-cell table:formula="of:=[.$E$2]-[.E6]" office:value-type="float" office:value="-0.0197000000000003" calcext:value-type="float">
            <text:p>-0.0197</text:p>
          </table:table-cell>
          <table:table-cell/>
          <table:table-cell office:value-type="float" office:value="-8.619" calcext:value-type="float">
            <text:p>-8.619</text:p>
          </table:table-cell>
          <table:table-cell table:formula="of:=[.$H$2]-[.H6]" office:value-type="float" office:value="0.000399999999999068" calcext:value-type="float">
            <text:p>0.000399999999999</text:p>
          </table:table-cell>
        </table:table-row>
        <table:table-row table:style-name="ro1">
          <table:table-cell office:value-type="string" calcext:value-type="string">
            <text:p>set13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float" office:value="-8.4895" calcext:value-type="float">
            <text:p>-8.4895</text:p>
          </table:table-cell>
          <table:table-cell table:formula="of:=[.$E$2]-[.E7]" office:value-type="float" office:value="0.00389999999999979" calcext:value-type="float">
            <text:p>0.0039</text:p>
          </table:table-cell>
          <table:table-cell/>
          <table:table-cell office:value-type="float" office:value="-8.6329" calcext:value-type="float">
            <text:p>-8.6329</text:p>
          </table:table-cell>
          <table:table-cell table:formula="of:=[.$H$2]-[.H7]" office:value-type="float" office:value="0.0142999999999986" calcext:value-type="float">
            <text:p>0.0142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44:49.620090218</meta:creation-date>
    <dc:date>2018-06-25T10:57:50.170473439</dc:date>
    <meta:editing-duration>PT2M30S</meta:editing-duration>
    <meta:editing-cycles>1</meta:editing-cycles>
    <meta:document-statistic meta:table-count="1" meta:cell-count="43" meta:object-count="0"/>
    <meta:generator>LibreOffice/5.4.7.2$Linux_X86_64 LibreOffice_project/40$Build-2</meta:generator>
  </office:meta>
</office:document-meta>
</file>